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e du projet </text:p>
      <text:p text:style-name="P1">Etude de l'existant</text:p>
      <text:p text:style-name="Text_20_body"><text:span text:style-name="T3">Moyens matériel</text:span><text:line-break/>Nous utilisons tous les 4 des PC fonctionnant sous Windows.<text:line-break/><text:line-break/><text:span text:style-name="T4">Moyens logiciels</text:span><text:line-break/>Nous utiliserons le langages de programmation Dart, utilisé dans le kit de développement logiciel Flutter. Pour des bases de données, nous utilisons SQL.</text:p>
      <text:p text:style-name="Text_20_body"/>
      <text:p text:style-name="Text_20_body"><text:span text:style-name="T4">Moyens humains</text:span><text:line-break/>Nous basons notre projet sur nos connaissances acquises lors de nos études en Licence et DUT.</text:p>
      <text:p text:style-name="Text_20_body"/>
      <text:p text:style-name="P1">La concurrence</text:p>
      <text:p text:style-name="Text_20_body">Le projet étant une application de rencontre en ligne, il existe déjà nombres d'applications déjà existantes. Pour ne citer que les plus connues sur le marché mobile, il existe Tinder, Fruitz. Ces applications se démarquent par leur simplicité d'utilisation, qui convient aux utilisateurs de tout âges.</text:p>
      <text:p text:style-name="Text_20_body"/>
      <text:p text:style-name="Text_20_body">Notre application se démarque par son public ciblé : les étudiants. Notre premier public étant l'université de Rennes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Liscornet</meta:initial-creator>
    <meta:creation-date>2021-05-10T14:08:02.26</meta:creation-date>
    <dc:date>2021-05-10T21:20:21.34</dc:date>
    <dc:creator>Pierre Liscornet</dc:creator>
    <meta:editing-duration>PT6H51S</meta:editing-duration>
    <meta:editing-cycles>3</meta:editing-cycles>
    <meta:generator>OpenOffice/4.1.8$Win32 OpenOffice.org_project/418m3$Build-9803</meta:generator>
    <meta:document-statistic meta:table-count="0" meta:image-count="0" meta:object-count="0" meta:page-count="1" meta:paragraph-count="7" meta:word-count="128" meta:character-count="829"/>
  </office:meta>
</office:document-meta>
</file>